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VGA Timing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-Frequenz</text:p>
          </table:table-cell>
          <table:table-cell table:formula="of:=31.146875*10^3" office:value-type="float" office:value="31146.875" calcext:value-type="float">
            <text:p>31146.875</text:p>
          </table:table-cell>
          <table:table-cell/>
          <table:table-cell office:value-type="string" calcext:value-type="string">
            <text:p>V-Freq in Pixel-Freq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xel-Frequenz</text:p>
          </table:table-cell>
          <table:table-cell table:formula="of:=25.175*10^6" office:value-type="float" office:value="25175000" calcext:value-type="float">
            <text:p>25175000</text:p>
          </table:table-cell>
          <table:table-cell/>
          <table:table-cell table:formula="of:=[.B4]/[.B3]" office:value-type="float" office:value="808.267282030701" calcext:value-type="float">
            <text:p>808.267282030701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H-Timing</text:p>
          </table:table-cell>
          <table:table-cell office:value-type="string" calcext:value-type="string">
            <text:p>Pixels</text:p>
          </table:table-cell>
          <table:table-cell office:value-type="string" calcext:value-type="string">
            <text:p>Zeit [µs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deo</text:p>
          </table:table-cell>
          <table:table-cell office:value-type="float" office:value="640" calcext:value-type="float">
            <text:p>640</text:p>
          </table:table-cell>
          <table:table-cell table:style-name="ce1" office:value-type="float" office:value="25.422045680238" calcext:value-type="float">
            <text:p>25.422045680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ont porch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0.63555114200596" calcext:value-type="float">
            <text:p>0.63555114200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 pulse</text:p>
          </table:table-cell>
          <table:table-cell office:value-type="float" office:value="96" calcext:value-type="float">
            <text:p>96</text:p>
          </table:table-cell>
          <table:table-cell table:style-name="ce1" office:value-type="float" office:value="3.8133068520357" calcext:value-type="float">
            <text:p>3.81330685203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porch</text:p>
          </table:table-cell>
          <table:table-cell office:value-type="float" office:value="48" calcext:value-type="float">
            <text:p>48</text:p>
          </table:table-cell>
          <table:table-cell table:style-name="ce1" office:value-type="float" office:value="1.9066534260179" calcext:value-type="float">
            <text:p>1.9066534260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le line</text:p>
          </table:table-cell>
          <table:table-cell table:formula="of:=SUM([.B8:.B11])" office:value-type="float" office:value="800" calcext:value-type="float">
            <text:p>800</text:p>
          </table:table-cell>
          <table:table-cell table:style-name="ce1" office:value-type="float" office:value="31.777557100298" calcext:value-type="float">
            <text:p>31.777557100298</text:p>
          </table:table-cell>
          <table:table-cell table:formula="of:=[.B12]/([.C12]*10^-6)" office:value-type="float" office:value="25174999.9999999" calcext:value-type="float">
            <text:p>25174999.9999999</text:p>
          </table:table-cell>
          <table:table-cell office:value-type="string" calcext:value-type="string">
            <text:p>Pixelfrequenz in Hz</text:p>
          </table:table-cell>
          <table:table-cell/>
          <table:table-cell office:value-type="string" calcext:value-type="string">
            <text:p>IN meiner Implementierung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1/[.D12]" office:value-type="float" office:value="0.0000000397219463753725" calcext:value-type="float">
            <text:p>3.97219463753725E-08</text:p>
          </table:table-cell>
          <table:table-cell office:value-type="string" calcext:value-type="string">
            <text:p>Pixeltiming in s</text:p>
          </table:table-cell>
          <table:table-cell/>
          <table:table-cell office:value-type="string" calcext:value-type="string">
            <text:p>clk T</text:p>
          </table:table-cell>
          <table:table-cell table:formula="of:=(2*20)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-Timing</text:p>
          </table:table-cell>
          <table:table-cell office:value-type="string" calcext:value-type="string">
            <text:p>Lines</text:p>
          </table:table-cell>
          <table:table-cell office:value-type="string" calcext:value-type="string">
            <text:p>Zeit in [ms]</text:p>
          </table:table-cell>
          <table:table-cell table:formula="of:=[.D13]/2*10^9" office:value-type="float" office:value="19.8609731876862" calcext:value-type="float">
            <text:p>19.8609731876862</text:p>
          </table:table-cell>
          <table:table-cell table:number-columns-repeated="2"/>
          <table:table-cell table:formula="of:=800*[.B19]" office:value-type="float" office:value="420000" calcext:value-type="float">
            <text:p>420000</text:p>
          </table:table-cell>
          <table:table-cell table:formula="of:=[.H13]*[.G14]*10^-9" office:value-type="float" office:value="0.0168" calcext:value-type="float">
            <text:p>0.0168</text:p>
          </table:table-cell>
          <table:table-cell office:value-type="float" office:value="0.168" calcext:value-type="float">
            <text:p>0.168</text:p>
          </table:table-cell>
        </table:table-row>
        <table:table-row table:style-name="ro1">
          <table:table-cell office:value-type="string" calcext:value-type="string">
            <text:p>Video-Frame</text:p>
          </table:table-cell>
          <table:table-cell office:value-type="float" office:value="480" calcext:value-type="float">
            <text:p>480</text:p>
          </table:table-cell>
          <table:table-cell table:style-name="ce1" office:value-type="float" office:value="15.253227408143" calcext:value-type="float">
            <text:p>15.253227408143</text:p>
          </table:table-cell>
          <table:table-cell table:number-columns-repeated="4"/>
          <table:table-cell table:formula="of:=39.72-20" office:value-type="float" office:value="19.72" calcext:value-type="float">
            <text:p>19.72</text:p>
          </table:table-cell>
          <table:table-cell/>
        </table:table-row>
        <table:table-row table:style-name="ro1">
          <table:table-cell office:value-type="string" calcext:value-type="string">
            <text:p>front porch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0.31777557100298" calcext:value-type="float">
            <text:p>0.31777557100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 pulse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0.063555114200596" calcext:value-type="float">
            <text:p>0.063555114200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porch</text:p>
          </table:table-cell>
          <table:table-cell office:value-type="float" office:value="33" calcext:value-type="float">
            <text:p>33</text:p>
          </table:table-cell>
          <table:table-cell table:style-name="ce1" office:value-type="float" office:value="1.0486593843098" calcext:value-type="float">
            <text:p>1.04865938430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le Frame</text:p>
          </table:table-cell>
          <table:table-cell office:value-type="float" office:value="525" calcext:value-type="float">
            <text:p>525</text:p>
          </table:table-cell>
          <table:table-cell table:style-name="ce1" office:value-type="float" office:value="16.683217477656" calcext:value-type="float">
            <text:p>16.683217477656</text:p>
          </table:table-cell>
          <table:table-cell table:formula="of:=[.B19]/([.C19]*10^-3)" office:value-type="float" office:value="31468.7500000008" calcext:value-type="float">
            <text:p>31468.7500000008</text:p>
          </table:table-cell>
          <table:table-cell office:value-type="string" calcext:value-type="string">
            <text:p>Line-Frequenz in Hz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12]+[.C19]" office:value-type="float" office:value="48.460774577954" calcext:value-type="float">
            <text:p>48.460774577954</text:p>
          </table:table-cell>
          <table:table-cell table:formula="of:=1/[.D19]" office:value-type="float" office:value="0.0000317775571002971" calcext:value-type="float">
            <text:p>3.17775571002971E-05</text:p>
          </table:table-cell>
          <table:table-cell office:value-type="string" calcext:value-type="string">
            <text:p>Pixeltiming in 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30">00/00/0000</text:date>, <text:time style:data-style-name="N2" text:time-value="12:17:00.6973683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2:30:32.346510097</meta:creation-date>
    <dc:date>2017-11-30T13:32:58.189767403</dc:date>
    <meta:editing-duration>PT1H34M38S</meta:editing-duration>
    <meta:editing-cycles>3</meta:editing-cycles>
    <meta:generator>LibreOffice/5.4.3.2$Linux_X86_64 LibreOffice_project/40$Build-2</meta:generator>
    <meta:document-statistic meta:table-count="1" meta:cell-count="63" meta:object-count="0"/>
  </office:meta>
</office:document-meta>
</file>